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left="0.5in" fo:margin-right="0in" fo:text-indent="0in" style:auto-text-indent="false"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office:automatic-styles>
  <office:body>
    <office:text>
      <text:h text:style-name="Heading_20_1" text:outline-level="1"><text:bookmark-start text:name="how-to-get-help"/>How to get Help<text:bookmark-end text:name="how-to-get-help"/></text:h>
      <text:p text:style-name="First_20_paragraph">This page lists resources for Augusta University students to receive help with their course of studies, <text:a xlink:type="simple" xlink:href="#general" office:name=""><text:span text:style-name="Definition">in general</text:span></text:a>, for <text:a xlink:type="simple" xlink:href="#school" office:name=""><text:span text:style-name="Definition">students of the School of Computer and Cyber Sciences</text:span></text:a>, and for <text:a xlink:type="simple" xlink:href="#course" office:name=""><text:span text:style-name="Definition">this course in particular</text:span></text:a>.</text:p>
      <text:h text:style-name="Heading_20_2" text:outline-level="2"><text:bookmark-start text:name="general"/>In General<text:bookmark-end text:name="general"/></text:h>
      <text:p text:style-name="First_20_paragraph">Many resources are available to help you be a successful student:</text:p>
      <text:list text:style-name="L1">
        <text:list-item>
          <text:p text:style-name="P1">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1">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1"><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1">The <text:a xlink:type="simple" xlink:href="https://www.augusta.edu/pamplin/writingcenter/" office:name=""><text:span text:style-name="Definition">Writing Center</text:span></text:a> can help you with any written, oral, or multimedia project.</text:p>
        </text:list-item>
        <text:list-item>
          <text:p text:style-name="P1">To get help with technologies, refer to our <text:a xlink:type="simple" xlink:href="https://www.augusta.edu/continuity/index.php" office:name=""><text:span text:style-name="Definition">Instructional Technology Support</text:span></text:a> correspondent <text:a xlink:type="simple" xlink:href="https://spots.augusta.edu/sSewell/" office:name=""><text:span text:style-name="Definition">Sienna Sewell</text:span></text:a>.</text:p>
        </text:list-item>
        <text:list-item>
          <text:p text:style-name="P1">The <text:a xlink:type="simple" xlink:href="https://www.augusta.edu/multicultural/" office:name=""><text:span text:style-name="Definition">Department of Multicultural Student Engagement (MSE)</text:span></text:a> aims to provide education, training, and programming to foster awareness of diversity and inclusion among Augusta University students. Their <text:a xlink:type="simple" xlink:href="https://www.augusta.edu/multicultural/programming.php" office:name=""><text:span text:style-name="Definition">Multicultural Mentorship Program and African American Male Initiative</text:span></text:a> are excellent resources to receive additional help.</text:p>
        </text:list-item>
      </text:list>
      <text:h text:style-name="Heading_20_2" text:outline-level="2"><text:bookmark-start text:name="school"/>For Students of the School of Computer and Cyber Sciences<text:bookmark-end text:name="school"/></text:h>
      <text:h text:style-name="Heading_20_3" text:outline-level="3"><text:bookmark-start text:name="school-of-computer-and-cyber-sciences-tutoring-center"/>School of Computer and Cyber Sciences Tutoring Center<text:bookmark-end text:name="school-of-computer-and-cyber-sciences-tutoring-center"/></text:h>
      <text:p text:style-name="First_20_paragraph">The School has a tutoring center that can be reached:</text:p>
      <text:list text:style-name="L2">
        <text:list-item>
          <text:p text:style-name="P2">On <text:a xlink:type="simple" xlink:href="https://discord.gg/AYSw3UNKEh" office:name=""><text:span text:style-name="Definition">discord</text:span></text:a>,</text:p>
        </text:list-item>
        <text:list-item>
          <text:p text:style-name="P2">During their tutoring hours (hours posted on the door and on discord), in <text:a xlink:type="simple" xlink:href="https://map.concept3d.com/?id=824#!m/268018" office:name=""><text:span text:style-name="Definition">University Hall</text:span></text:a> 129.</text:p>
        </text:list-item>
      </text:list>
      <text:h text:style-name="Heading_20_3" text:outline-level="3"><text:bookmark-start text:name="acm-club"/>ACM Club<text:bookmark-end text:nam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not only expand the people you know, but also a fantastic place to learn and ask questions. To learn more, you can sign up for the newsletter, or attend one of the subgroup meetings (meeting times and locations are listed <text:a xlink:type="simple" xlink:href="https://spots.augusta.edu/cyberdefense" office:name=""><text:span text:style-name="Definition">on the website</text:span></text:a>).</text:p>
      <text:h text:style-name="Heading_20_3" text:outline-level="3"><text:bookmark-start text:name="other-club-activities"/>Other Club Activities<text:bookmark-end text:name="other-club-activities"/></text:h>
      <text:p text:style-name="First_20_paragraph">The Augusta University Game Design Club and Girls Who Code College Loop “will be continuing activities in full force this year”. Notifications for upcoming activities will be shared in class alongside school-wide emails.</text:p>
      <text:h text:style-name="Heading_20_2" text:outline-level="2"><text:bookmark-start text:name="for-this-course"/>For This Course<text:bookmark-end text:name="for-this-course"/></text:h>
      <text:h text:style-name="Heading_20_3" text:outline-level="3"><text:bookmark-start text:name="instructors"/>Instructors<text:bookmark-end text:name="instructors"/></text:h>
      <text:p text:style-name="First_20_paragraph">You have three instructors this semester:</text:p>
      <text:list text:style-name="L3">
        <text:list-item>
          <text:p text:style-name="P3">Dr. DeFrancisco (Section A–D),</text:p>
        </text:list-item>
        <text:list-item>
          <text:p text:style-name="P3">Dr. Aubert (Section E and F),</text:p>
        </text:list-item>
        <text:list-item>
          <text:p text:style-name="P3">Jason Weeks (Labs).</text:p>
        </text:list-item>
      </text:list>
      <text:p text:style-name="First_20_paragraph">Please, refer to your syllabus for their office hours or how to reach them.</text:p>
      <text:h text:style-name="Heading_20_3" text:outline-level="3"><text:bookmark-start text:name="graduate-course-assistant"/>Graduate Course Assistant<text:bookmark-end text:name="graduate-course-assistant"/></text:h>
      <text:p text:style-name="Definition_20_Term">Jason Weeks:</text:p>
      <text:list text:style-name="L4">
        <text:list-item>
          <text:p text:style-name="P4"><text:a xlink:type="simple" xlink:href="mailto:jaweeks@augusta.edu" office:name=""><text:span text:style-name="Definition">jaweeks@augusta.edu</text:span></text:a></text:p>
        </text:list-item>
        <text:list-item>
          <text:p text:style-name="P4">Instructor for CSCI 1301 Labs</text:p>
        </text:list-item>
        <text:list-item>
          <text:p text:style-name="P4">The best way to contact me is via email or through <text:a xlink:type="simple" xlink:href="http://discordapp.com/users/269850129022976000" office:name=""><text:span text:style-name="Definition">Discord</text:span></text:a>. I’m fairly active on both, so I should get back to you pretty quickly there. I almost never check Teams and it doesn’t send me notifications, so I will likely miss any messages there.</text:p>
        </text:list-item>
        <text:list-item>
          <text:p text:style-name="P4">I’m a first year Master’s student, holding a Bachelor’s in CS and a minor in Math, and I’ve been working as a course assistant for over three years. I can’t wait to help out another semester of 1301 students learn to code!</text:p>
        </text:list-item>
      </text:list>
      <text:h text:style-name="Heading_20_3" text:outline-level="3"><text:bookmark-start text:name="labs-meeting-times"/>Labs Meeting Times<text:bookmark-end text:name="labs-meeting-times"/></text:h>
      <text:p text:style-name="First_20_paragraph">Labs meet as follows:</text:p>
      <text:p text:style-name="Text_20_body">Section | Day | Hours | Room | Instructor / GCA | UCA</text:p>
      <text:list text:style-name="L5">
        <text:list-item>
          <text:p text:style-name="First_20_paragraph">– | | -| -| -</text:p>
          <text:p text:style-name="P5">E | Tuesday | 7:00–8:50 pm | UH 124 | Jason Weeks | Anthony Gibson, Jason Gorlich and Austin Coleman FG | Tuesday | 7:00–8:50 pm | UH 124 | Jason Weeks | Ashlyn Snyder and Krystal Nguyen D | Thursday | 8:00–9:50 am | AH E126 | Jason Weeks | Xavier Mitchell, Nate Schwartz, Marshall Bray B | Thursday | 1:00–2:50 pm | UH 124 | Jason Weeks | Daelyn Doughty, Thomas Folger and Ally Price F | Thursday | 7:00–8:50 pm | UH 124 | Jason Weeks | Ashlyn Snyder and Krystal Nguyen A | Friday | 9:00–10:50 am | UH 124 | Jason Weeks | Hiren Patel, Xavier Mitchell, and Cody Bradley C | Friday | 12:00–1:50 pm | UH 124 | Jason Weeks | Elijah Gibson, JoVi Douglas and William Burnley</text:p>
        </text:list-item>
      </text:list>
      <text:h text:style-name="Heading_20_3" text:outline-level="3"><text:bookmark-start text:name="commenting-using-a-github-account"/>Commenting Using a Github Account<text:bookmark-end text:name="commenting-using-a-github-account"/></text:h>
      <text:p text:style-name="First_20_paragraph">On this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h text:style-name="Heading_20_3" text:outline-level="3"><text:bookmark-start text:name="how-to-ask-a-question"/>How to Ask a Question?<text:bookmark-end text:name="how-to-ask-a-question"/></text:h>
      <text:p text:style-name="First_20_paragraph">It may seems silly, but asking a question “the right way” may not always be easy.</text:p>
      <text:list text:style-name="L6">
        <text:list-item>
          <text:p text:style-name="P6">Once you’ve identified your issue, try again from scratch to see if you missed a point.</text:p>
        </text:list-item>
        <text:list-item>
          <text:p text:style-name="P6">Go over the instructions, and <text:a xlink:type="simple" xlink:href="https://github.com/csci-1301/csci-1301.github.io/search?q=ask+a+question" office:name=""><text:span text:style-name="Definition">look in our resources</text:span></text:a> for some meaningful keywords.</text:p>
        </text:list-item>
        <text:list-item>
          <text:p text:style-name="P6">Think about how you can describe your issue, what is the shortest route to reproduce it.</text:p>
        </text:list-item>
        <text:list-item>
          <text:p text:style-name="P6">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s)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s) to go over a particular dimension that they may have overlooked or explained poorl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49Z</meta:creation-date>
    <dc:date>2024-08-15T18:01:49Z</dc:date>
  </office:meta>
</office:document-meta>
</file>